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raphics we need:</text:p>
      <text:p text:style-name="Standard"/>
      <text:list xml:id="list6830859652255169920" text:style-name="L1">
        <text:list-item>
          <text:p text:style-name="P1">pidgeon</text:p>
        </text:list-item>
        <text:list-item>
          <text:p text:style-name="P1">leveltiles (street, pavement, palmtrees, details, buildings) up to 10 different tiles</text:p>
        </text:list-item>
      </text:list>
      <text:list xml:id="list6722278667613838290" text:style-name="L2">
        <text:list-item>
          <text:p text:style-name="P2">bird of prey</text:p>
        </text:list-item>
      </text:list>
      <text:list xml:id="list8538915818642072083" text:style-name="L3">
        <text:list-item>
          <text:p text:style-name="P3">people (different colors for more variation)</text:p>
        </text:list-item>
      </text:list>
      <text:list xml:id="list3740768152059748963" text:style-name="L4">
        <text:list-item>
          <text:p text:style-name="P4">cars (different colors, maybe different shapes)</text:p>
        </text:list-item>
        <text:list-item>
          <text:p text:style-name="P4">hot-dog-stand</text:p>
        </text:list-item>
      </text:list>
      <text:list xml:id="list3032590486442817323" text:style-name="L5">
        <text:list-item>
          <text:p text:style-name="P5">power-ups</text:p>
        </text:list-item>
        <text:list-item>
          <text:p text:style-name="P5">poop</text:p>
        </text:list-item>
        <text:list-item>
          <text:p text:style-name="P5">different end screens</text:p>
        </text:list-item>
        <text:list-item>
          <text:p text:style-name="P5">menu (buttons, background)</text:p>
        </text:list-item>
        <text:list-item>
          <text:p text:style-name="P5">story pictures</text:p>
        </text:list-item>
        <text:list-item>
          <text:p text:style-name="P5">energybar</text:p>
        </text:list-item>
        <text:list-item>
          <text:p text:style-name="P5">ui</text:p>
        </text:list-item>
        <text:list-item>
          <text:p text:style-name="P5">pausescreen</text:p>
        </text:list-item>
        <text:list-item>
          <text:p text:style-name="P5">endscreens</text:p>
        </text:list-item>
        <text:list-item>
          <text:p text:style-name="P5">points popping out (feedback)</text:p>
        </text:list-item>
        <text:list-item>
          <text:p text:style-name="P5">individual desktop-ic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1M16S</meta:editing-duration>
    <meta:editing-cycles>12</meta:editing-cycles>
    <meta:generator>OpenOffice/4.1.2$Win32 OpenOffice.org_project/412m3$Build-9782</meta:generator>
    <dc:date>2016-11-15T16:02:27.18</dc:date>
    <dc:creator>Joey </dc:creator>
    <meta:document-statistic meta:table-count="0" meta:image-count="0" meta:object-count="0" meta:page-count="1" meta:paragraph-count="18" meta:word-count="68" meta:character-count="400"/>
    <meta:user-defined meta:name="Info 1"/>
    <meta:user-defined meta:name="Info 2"/>
    <meta:user-defined meta:name="Info 3"/>
    <meta:user-defined meta:name="Info 4"/>
  </office:meta>
</office:document-meta>
</file>